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398" officeooo:paragraph-rsid="0015f39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f398" officeooo:paragraph-rsid="0015f398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ens de mon Espace GitHub</text:p>
      <text:p text:style-name="P1"/>
      <text:p text:style-name="P1">https://github.com/Waleedos/ElwalidELKHABOU_2_03052021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7:36:00.540353463</meta:creation-date>
    <dc:date>2021-05-14T17:38:19.173289452</dc:date>
    <meta:editing-duration>PT2M19S</meta:editing-duration>
    <meta:editing-cycles>1</meta:editing-cycles>
    <meta:document-statistic meta:table-count="0" meta:image-count="0" meta:object-count="0" meta:page-count="1" meta:paragraph-count="2" meta:word-count="6" meta:character-count="84" meta:non-whitespace-character-count="80"/>
    <meta:generator>LibreOffice/6.4.7.2$Linux_X86_64 LibreOffice_project/40$Build-2</meta:generator>
  </office:meta>
</office:document-meta>
</file>